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443e" officeooo:paragraph-rsid="0008443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443e" officeooo:paragraph-rsid="0008443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443e" officeooo:paragraph-rsid="0008443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 Report</text:p>
      <text:p text:style-name="P1">Jacob Alongi</text:p>
      <text:p text:style-name="P3"/>
      <text:p text:style-name="P2">Objectives and lab Description</text:p>
      <text:p text:style-name="P2"><text:tab/><text:span text:style-name="T1">Objective 1 : learn how to access General Purpose Input/Output (GPIO) ports on the RPi3 through a kernel module.</text:span></text:p>
      <text:p text:style-name="P2"><text:span text:style-name="T1"><text:tab/></text:span></text:p>
      <text:p text:style-name="P2"><text:span text:style-name="T1"><text:tab/>We also learned the process of reading the manual to understand memory mapping of the rasberry pi</text:span></text:p>
      <text:p text:style-name="P2"><text:span text:style-name="T1"/></text:p>
      <text:p text:style-name="P2"><text:span text:style-name="T1"><text:tab/>Objective 2 : learn how to trigger an interrupt through a push button and write a interrupt service routine to handle the interrupt<text:tab/></text:span></text:p>
      <text:p text:style-name="P2"><text:span text:style-name="T1"/></text:p>
      <text:p text:style-name="P2">Implementation</text:p>
      <text:p text:style-name="P2"><text:tab/></text:p>
      <text:p text:style-name="P2">Experiments and Results</text:p>
      <text:p text:style-name="P2">Discussion and Post-lab Question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23:09:36.220407798</meta:creation-date>
    <dc:date>2020-09-16T23:19:29.684502398</dc:date>
    <meta:editing-duration>PT9M54S</meta:editing-duration>
    <meta:editing-cycles>1</meta:editing-cycles>
    <meta:document-statistic meta:table-count="0" meta:image-count="0" meta:object-count="0" meta:page-count="1" meta:paragraph-count="11" meta:word-count="76" meta:character-count="470" meta:non-whitespace-character-count="397"/>
    <meta:generator>LibreOffice/5.1.6.2$Linux_X86_64 LibreOffice_project/10m0$Build-2</meta:generator>
  </office:meta>
</office:document-meta>
</file>